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" style:family="paragraph" style:parent-style-name="List_20_Contents">
      <style:paragraph-properties fo:orphans="2" fo:widows="2"/>
    </style:style>
    <style:style style:name="P4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Standard">
      <style:paragraph-properties fo:margin-top="0cm" fo:margin-bottom="0.499cm" loext:contextual-spacing="false" fo:orphans="2" fo:widows="2"/>
    </style:style>
    <style:style style:name="P7" style:family="paragraph" style:parent-style-name="Text_20_body" style:list-style-name="L1">
      <style:paragraph-properties fo:orphans="2" fo:widows="2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Strong_20_Emphasis"><text:span text:style-name="T1">Today's Plan (17/03/2022)</text:span></text:span></text:p>
      <text:list xml:id="list1471749277" text:style-name="L1">
        <text:list-item>
          <text:p text:style-name="P8">JSON &amp; XML </text:p>
        </text:list-item>
        <text:list-item>
          <text:p text:style-name="P8">Practical of JSON &amp; XML </text:p>
        </text:list-item>
        <text:list-item>
          <text:p text:style-name="P8">Why NodeJS </text:p>
        </text:list-item>
        <text:list-item>
          <text:p text:style-name="P8">Ecosystem of NodeJS </text:p>
        </text:list-item>
        <text:list-item>
          <text:p text:style-name="P8">Installation and System Configuration </text:p>
        </text:list-item>
        <text:list-item>
          <text:p text:style-name="P8">CLI usage and Package Configuration </text:p>
        </text:list-item>
        <text:list-item>
          <text:p text:style-name="P7"><text:span text:style-name="T1">Server setup in NodeJS </text:span></text:p>
        </text:list-item>
      </text:list>
      <text:p text:style-name="P3"><text:span text:style-name="Strong_20_Emphasis"><text:span text:style-name="T1">Today's update (17/03/2022)</text:span></text:span></text:p>
      <text:list xml:id="list2116063981" text:style-name="L2">
        <text:list-item>
          <text:p text:style-name="P1">Completed JSON &amp; XML </text:p>
        </text:list-item>
        <text:list-item>
          <text:p text:style-name="P1">Completed Practical of JSON &amp; XML </text:p>
        </text:list-item>
        <text:list-item>
          <text:p text:style-name="P1">Completed :- Why NodeJS </text:p>
        </text:list-item>
        <text:list-item>
          <text:p text:style-name="P1">Completed :- Ecosystem of NodeJS </text:p>
        </text:list-item>
        <text:list-item>
          <text:p text:style-name="P1">Completed :- Installation and System Configuration </text:p>
        </text:list-item>
      </text:list>
      <text:p text:style-name="P3"><text:span text:style-name="Strong_20_Emphasis"><text:span text:style-name="T1">Monday's Plan (21/03/2022)</text:span></text:span></text:p>
      <text:list xml:id="list1542551716" text:style-name="L3">
        <text:list-item>
          <text:p text:style-name="P2">Continue learning further task </text:p>
        </text:list-item>
      </text:list>
      <text:p text:style-name="P3"><text:span text:style-name="Strong_20_Emphasis"><text:span text:style-name="T1">Blocker</text:span></text:span></text:p>
      <text:list xml:id="list813678431" text:style-name="L4">
        <text:list-item>
          <text:p text:style-name="P4">None </text:p>
        </text:list-item>
      </text:list>
      <text:p text:style-name="Standard"><draw:line text:anchor-type="paragraph" draw:z-index="0" draw:name="Shape1" draw:style-name="gr1" draw:text-style-name="P9" svg:x1="-0.591cm" svg:y1="0.432cm" svg:x2="18.403cm" svg:y2="0.226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17T17:26:17.219981082</dc:date>
    <meta:editing-duration>PT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80" meta:character-count="461" meta:non-whitespace-character-count="399"/>
  </office:meta>
</office:document-meta>
</file>